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8.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6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uro_20_1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9" style:family="table-cell" style:parent-style-name="Euro_20_1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0" style:family="table-cell" style:parent-style-name="Euro_20_1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1" style:family="table-cell" style:parent-style-name="Euro_20_1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2" style:family="table-cell" style:parent-style-name="Euro_20_1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office:value-type="string">
            <text:p>MENSUALITES</text:p>
          </table:table-cell>
          <table:table-cell office:value-type="string">
            <text:p>&lt;date&gt;</text:p>
          </table:table-cell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2">
          <table:table-cell table:style-name="ce3"/>
          <table:table-cell table:style-name="ce7" table:number-columns-repeated="5"/>
        </table:table-row>
        <table:table-row table:style-name="ro3">
          <table:table-cell table:style-name="ce4" office:value-type="string">
            <text:p>Enfant</text:p>
          </table:table-cell>
          <table:table-cell table:style-name="ce4" office:value-type="string">
            <text:p>Montant à régler ce mois-ci</text:p>
          </table:table-cell>
          <table:table-cell table:style-name="ce4" office:value-type="string">
            <text:p>Paiement </text:p>
          </table:table-cell>
          <table:table-cell table:style-name="ce4" office:value-type="string">
            <text:p>Mensualité 2006-2007</text:p>
          </table:table-cell>
          <table:table-cell table:style-name="ce4" office:value-type="string">
            <text:p>Retard</text:p>
          </table:table-cell>
          <table:table-cell table:style-name="ce4" office:value-type="string">
            <text:p>Commentaire</text:p>
          </table:table-cell>
        </table:table-row>
        <table:table-row table:style-name="ro4">
          <table:table-cell table:style-name="ce5" office:value-type="string">
            <text:p>&lt;prenom&gt;</text:p>
          </table:table-cell>
          <table:table-cell table:style-name="ce8" table:formula="oooc:=[.D5]+[.E5]" office:value-type="float" office:value="0">
            <text:p>0,00</text:p>
          </table:table-cell>
          <table:table-cell table:style-name="ce9"/>
          <table:table-cell table:style-name="ce10" office:value-type="string">
            <text:p>&lt;cotisation&gt;</text:p>
          </table:table-cell>
          <table:table-cell table:style-name="ce11"/>
          <table:table-cell table:style-name="ce12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>
        <table:named-range table:name="Excel_BuiltIn__FilterDatabase_17" table:base-cell-address="$Feuille1.$A$1" table:cell-range-address="$#REF !.$A$2:.$N$7"/>
        <table:named-range table:name="Excel_BuiltIn_Print_Area_1" table:base-cell-address="$Feuille1.$A$1" table:cell-range-address="$#REF !.$A$1:.$D$9"/>
        <table:named-range table:name="Excel_BuiltIn_Print_Area_10" table:base-cell-address="$Feuille1.$A$1" table:cell-range-address="$#REF !.$A$1:.$D$13"/>
        <table:named-range table:name="Excel_BuiltIn_Print_Area_11" table:base-cell-address="$Feuille1.$A$1" table:cell-range-address="$#REF !.$A$1:.$D$10"/>
        <table:named-range table:name="Excel_BuiltIn_Print_Area_12" table:base-cell-address="$Feuille1.$A$1" table:cell-range-address="$#REF !.$A$1:.$H$5"/>
        <table:named-range table:name="Excel_BuiltIn_Print_Area_15" table:base-cell-address="$Feuille1.$A$1" table:cell-range-address="$#REF !.$B$1:.$K$10"/>
        <table:named-range table:name="Excel_BuiltIn_Print_Area_2" table:base-cell-address="$Feuille1.$A$1" table:cell-range-address="$#REF !.$A$1:.$D$9"/>
        <table:named-range table:name="Excel_BuiltIn_Print_Area_3" table:base-cell-address="$Feuille1.$A$1" table:cell-range-address="$#REF !.$A$1:.$D$9"/>
        <table:named-range table:name="Excel_BuiltIn_Print_Area_33" table:base-cell-address="$Feuille1.$A$1" table:cell-range-address="$#REF !.$A$1:.$K$15"/>
        <table:named-range table:name="Excel_BuiltIn_Print_Area_4" table:base-cell-address="$Feuille1.$A$1" table:cell-range-address="$#REF !.$A$1:.$D$9"/>
        <table:named-range table:name="Excel_BuiltIn_Print_Area_5" table:base-cell-address="$Feuille1.$A$1" table:cell-range-address="$#REF !.$A$1:.$D$9"/>
        <table:named-range table:name="Excel_BuiltIn_Print_Area_55_1" table:base-cell-address="$Feuille1.$A$1" table:cell-range-address="$Feuille1.$A$1:.$F$5"/>
        <table:named-range table:name="Excel_BuiltIn_Print_Area_6" table:base-cell-address="$Feuille1.$A$1" table:cell-range-address="$#REF !.$A$1:.$D$9"/>
        <table:named-range table:name="Excel_BuiltIn_Print_Area_7" table:base-cell-address="$Feuille1.$A$1" table:cell-range-address="$#REF !.$A$1:.$D$8"/>
        <table:named-range table:name="Excel_BuiltIn_Print_Area_8" table:base-cell-address="$Feuille1.$A$1" table:cell-range-address="$#REF !.$A$1:.$D$9"/>
        <table:named-range table:name="Excel_BuiltIn_Print_Area_9" table:base-cell-address="$Feuille1.$A$1" table:cell-range-address="$#REF !.$A$1:.$D$14"/>
        <table:named-range table:name="Excel_BuiltIn_Print_Area_1 1" table:base-cell-address="$Feuille1.$A$1" table:cell-range-address="$Feuille1.$A$1:.$F$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9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20">
      <number:month number:style="long" number:textual="true"/>
      <number:text>-</number:text>
      <number:year/>
    </number:date-style>
    <number:number-style style:name="N121P0" style:volatile="true">
      <number:text> </number:text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 number:style="long" number:textual="true"/>
      <number:text> </number:text>
      <number:year number:style="long"/>
    </number:date-style>
    <number:currency-style style:name="N123P0" style:volatile="true">
      <number:text> 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2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2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8">18/09/2007</text:date>, <text:time>17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18T17:01:59</meta:creation-date>
    <dc:date>2007-09-18T17:06:48</dc:date>
    <dc:language>en-US</dc:language>
    <meta:editing-cycles>2</meta:editing-cycles>
    <meta:editing-duration>PT4M49S</meta:editing-duration>
    <meta:user-defined meta:name="Info 1"/>
    <meta:user-defined meta:name="Info 2"/>
    <meta:user-defined meta:name="Info 3"/>
    <meta:user-defined meta:name="Info 4"/>
    <meta:document-statistic meta:table-count="3" meta:cell-count="13"/>
  </office:meta>
</office:document-meta>
</file>